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5.55pt"/>
    </style:style>
    <style:style style:name="co3" style:family="table-column">
      <style:table-column-properties fo:break-before="auto" style:column-width="113.24pt"/>
    </style:style>
    <style:style style:name="co4" style:family="table-column">
      <style:table-column-properties fo:break-before="auto" style:column-width="94.99pt"/>
    </style:style>
    <style:style style:name="co5" style:family="table-column">
      <style:table-column-properties fo:break-before="auto" style:column-width="81.75pt"/>
    </style:style>
    <style:style style:name="co6" style:family="table-column">
      <style:table-column-properties fo:break-before="auto" style:column-width="111.66pt"/>
    </style:style>
    <style:style style:name="co7" style:family="table-column">
      <style:table-column-properties fo:break-before="auto" style:column-width="149.95pt"/>
    </style:style>
    <style:style style:name="co8" style:family="table-column">
      <style:table-column-properties fo:break-before="auto" style:column-width="95.7pt"/>
    </style:style>
    <style:style style:name="co9" style:family="table-column">
      <style:table-column-properties fo:break-before="auto" style:column-width="80.56pt"/>
    </style:style>
    <style:style style:name="co10" style:family="table-column">
      <style:table-column-properties fo:break-before="auto" style:column-width="162.74pt"/>
    </style:style>
    <style:style style:name="co11" style:family="table-column">
      <style:table-column-properties fo:break-before="auto" style:column-width="72.65pt"/>
    </style:style>
    <style:style style:name="co12" style:family="table-column">
      <style:table-column-properties fo:break-before="auto" style:column-width="121.29pt"/>
    </style:style>
    <style:style style:name="co13" style:family="table-column">
      <style:table-column-properties fo:break-before="auto" style:column-width="126.11pt"/>
    </style:style>
    <style:style style:name="co14" style:family="table-column">
      <style:table-column-properties fo:break-before="auto" style:column-width="114.15pt"/>
    </style:style>
    <style:style style:name="ro1" style:family="table-row">
      <style:table-row-properties style:row-height="17.01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 tableooo:tab-color="#666666"/>
    </style:style>
    <style:style style:name="ta2" style:family="table" style:master-page-name="Default">
      <style:table-properties table:display="true" style:writing-mode="lr-tb" tableooo:tab-color="#579d1c"/>
    </style:style>
    <style:style style:name="ta3" style:family="table" style:master-page-name="Default">
      <style:table-properties table:display="true" style:writing-mode="lr-tb" tableooo:tab-color="#c5000b"/>
    </style:style>
    <style:style style:name="ta4" style:family="table" style:master-page-name="Default">
      <style:table-properties table:display="true" style:writing-mode="lr-tb" tableooo:tab-color="#004586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padding="2.01pt"/>
      <style:text-properties fo:color="#333333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Arial"/>
    </style:style>
    <style:style style:name="ce4" style:family="table-cell" style:parent-style-name="Default">
      <style:table-cell-properties fo:padding="2.01pt"/>
    </style:style>
    <style:style style:name="ce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ackground-color="#111111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111111"/>
    </style:style>
    <style:style style:name="ce8" style:family="table-cell" style:parent-style-name="Default">
      <style:table-cell-properties fo:background-color="#111111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10" style:family="table-cell" style:parent-style-name="Default">
      <style:table-cell-properties fo:background-color="#111111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111111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ackground-color="#111111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111111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6" style:family="table-cell" style:parent-style-name="Default" style:data-style-name="N128">
      <style:table-cell-properties fo:background-color="#66ffff" fo:border="0.06pt solid #000000"/>
    </style:style>
    <style:style style:name="ce17" style:family="table-cell" style:parent-style-name="Default">
      <style:table-cell-properties fo:background-color="#111111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111111"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28">
      <style:table-cell-properties fo:border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 style:data-style-name="N128">
      <style:table-cell-properties fo:border="0.06pt solid #000000"/>
    </style:style>
    <style:style style:name="ce21" style:family="table-cell" style:parent-style-name="Default" style:data-style-name="N128">
      <style:table-cell-properties fo:background-color="#111111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111111" style:text-align-source="fix" style:repeat-content="false"/>
      <style:paragraph-properties fo:text-align="end" fo:margin-left="0pt"/>
    </style:style>
    <style:style style:name="ce23" style:family="table-cell" style:parent-style-name="Default" style:data-style-name="N129"/>
    <style:style style:name="ce24" style:family="table-cell" style:parent-style-name="Default" style:data-style-name="N36">
      <style:table-cell-properties fo:background-color="#c5000b" style:cell-protect="protected" style:print-content="true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paragraph-properties fo:margin-left="0pt"/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36">
      <style:table-cell-properties fo:background-color="#4d4d4d" style:cell-protect="none" style:print-content="true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" style:family="table-cell" style:parent-style-name="Default">
      <style:table-cell-properties fo:background-color="#c5000b" style:cell-protect="protected" style:print-content="true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paragraph-properties fo:margin-left="0pt"/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8" style:family="table-cell" style:parent-style-name="Default">
      <style:table-cell-properties fo:background-color="#cccccc" style:cell-protect="none" style:print-content="true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28">
      <style:table-cell-properties fo:background-color="#c5000b" style:cell-protect="protected" style:print-content="true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paragraph-properties fo:margin-left="0pt"/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28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28">
      <style:table-cell-properties fo:background-color="#cccccc" style:cell-protect="none" style:print-content="true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128"/>
    <style:style style:name="ce33" style:family="table-cell" style:parent-style-name="Default" style:data-style-name="N36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paragraph-properties fo:margin-left="0pt"/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" style:family="table-cell" style:parent-style-name="Default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paragraph-properties fo:margin-left="0pt"/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28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paragraph-properties fo:margin-left="0pt"/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6" style:family="table-cell" style:parent-style-name="Default">
      <style:table-cell-properties fo:background-color="#111111" fo:border="0.06pt solid #000000"/>
    </style:style>
    <style:style style:name="ce37" style:family="table-cell" style:parent-style-name="Default">
      <style:table-cell-properties fo:border="0.06pt solid #000000"/>
    </style:style>
    <style:style style:name="T1" style:family="text">
      <style:text-properties fo:color="#0000ff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TEXT(TODAY()-30+ROW([.$A$2:.A$53]);&quot;DDD DD/MM/YYYY&quot;))" table:allow-empty-cell="false" table:display-list="unsorted" table:base-cell-address="ringkasan.A2">
          <table:error-message table:message-type="stop" table:display="true"/>
        </table:content-validation>
        <table:content-validation table:name="val2" table:condition="of:cell-content-is-in-list([$master_data.$B$2:.$B$19])" table:allow-empty-cell="false" table:display-list="unsorted" table:base-cell-address="ringkasan.B2">
          <table:error-message table:message-type="stop" table:display="true"/>
        </table:content-validation>
        <table:content-validation table:name="val3" table:condition="of:cell-content-is-whole-number() and cell-content()&gt;0" table:allow-empty-cell="false" table:base-cell-address="ringkasan.C1">
          <table:error-message table:message-type="stop" table:display="true"/>
        </table:content-validation>
        <table:content-validation table:name="val4" table:condition="of:cell-content-is-in-list([$master_data.$D$2:.$D$3])" table:allow-empty-cell="false" table:display-list="unsorted" table:base-cell-address="ringkasan.D2">
          <table:error-message table:message-type="stop" table:display="true"/>
        </table:content-validation>
        <table:content-validation table:name="val5" table:condition="of:cell-content-is-in-list(TEXT(TODAY()-30+ROW([.$A$2:.A$53]);&quot;DDD DD/MM/YYYY&quot;))" table:allow-empty-cell="false" table:display-list="unsorted" table:base-cell-address="ringkasan.A1">
          <table:error-message table:message-type="stop" table:display="true"/>
        </table:content-validation>
        <table:content-validation table:name="val6" table:condition="of:cell-content-is-in-list([$master_data.$C$2:.$C$5])" table:allow-empty-cell="false" table:display-list="unsorted" table:base-cell-address="pengeluaran.B2">
          <table:error-message table:message-type="stop" table:display="true"/>
        </table:content-validation>
      </table:content-validations>
      <table:table table:name="petunjuk_penggunaan" table:style-name="ta1">
        <office:forms form:automatic-focus="false" form:apply-design-mode="false"/>
        <table:table-column table:style-name="co1" table:default-cell-style-name="ce4"/>
        <table:table-row table:style-name="ro1">
          <table:table-cell table:style-name="ce1" office:value-type="string" calcext:value-type="string">
            <text:p>Ringkasan Keuangan dan Pencatat Pemasukan Pengeluaran</text:p>
          </table:table-cell>
        </table:table-row>
        <table:table-row table:style-name="ro1">
          <table:table-cell table:style-name="ce2" office:value-type="string" calcext:value-type="string">
            <text:p>ditulis oleh: Arif Mulpratama, S.Farm., Apt.</text:p>
          </table:table-cell>
        </table:table-row>
        <table:table-row table:style-name="ro2">
          <table:table-cell table:style-name="ce3" office:value-type="string" calcext:value-type="string">
            <text:p><text:span text:style-name="T1"><text:a xlink:href="http://mpratama.github.io/" xlink:type="simple">mpratama.github.io</text:a></text:span></text:p>
          </table:table-cell>
        </table:table-row>
        <table:table-row table:style-name="ro3" table:number-rows-repeated="2">
          <table:table-cell/>
        </table:table-row>
        <table:table-row table:style-name="ro1">
          <table:table-cell table:style-name="ce5" office:value-type="string" calcext:value-type="string">
            <text:p>Pendahuluan: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1) File spreadsheet ini digunakan untuk meringkas serta mencatat pemasukan dan pengeluaran keuangan dalam periode 1 bulan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2) Simpan backup 1 file ini sebagai master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3) File spreadsheet ini hanya dimaksudkan sebagai pencatatan sederhana dan bukan perhitungan akuntansi rumit.</text:p>
          </table:table-cell>
        </table:table-row>
        <table:table-row table:style-name="ro3" table:number-rows-repeated="2">
          <table:table-cell/>
        </table:table-row>
        <table:table-row table:style-name="ro1">
          <table:table-cell table:style-name="ce5" office:value-type="string" calcext:value-type="string">
            <text:p>Petunjuk penggunaan: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1) Buka tab ringkasan (hijau) dibawah. Isi periode pencatatan keuangan. Lalu isi saldo awal </text:p>
          </table:table-cell>
        </table:table-row>
        <table:table-row table:style-name="ro4">
          <table:table-cell table:style-name="Default" office:value-type="string" calcext:value-type="string">
            <text:p>Rekening Bank dan Uang Tunai pada kolom yang berwarna biru.</text:p>
          </table:table-cell>
        </table:table-row>
        <table:table-row table:style-name="ro4">
          <table:table-cell table:style-name="Default" office:value-type="string" calcext:value-type="string">
            <text:p>(Opsional) Isi budget pengeluaran pada kolom yang berwarna biru.</text:p>
          </table:table-cell>
        </table:table-row>
        <table:table-row table:style-name="ro4">
          <table:table-cell table:style-name="Default" office:value-type="string" calcext:value-type="string">
            <text:p>Abaikan kolom selain warna biru karena akan terisi secara otomatis.</text:p>
          </table:table-cell>
        </table:table-row>
        <table:table-row table:style-name="ro4">
          <table:table-cell table:style-name="Default"/>
        </table:table-row>
        <table:table-row table:style-name="ro4">
          <table:table-cell table:style-name="Default" office:value-type="string" calcext:value-type="string">
            <text:p>2) Catat pengeluaran pada tab pengeluaran (warna merah).</text:p>
          </table:table-cell>
        </table:table-row>
        <table:table-row table:style-name="ro4">
          <table:table-cell table:style-name="Default" office:value-type="string" calcext:value-type="string">
            <text:p>Harap diisi kolom tanggal, kategori, jumlah, dan tipe.</text:p>
          </table:table-cell>
        </table:table-row>
        <table:table-row table:style-name="ro4">
          <table:table-cell table:style-name="Default"/>
        </table:table-row>
        <table:table-row table:style-name="ro4">
          <table:table-cell table:style-name="Default" office:value-type="string" calcext:value-type="string">
            <text:p>3) Catat pemasukan pada tab pemasukan (warna biru).</text:p>
          </table:table-cell>
        </table:table-row>
        <table:table-row table:style-name="ro4">
          <table:table-cell table:style-name="Default" office:value-type="string" calcext:value-type="string">
            <text:p>Harap diisi kolom tanggal, kategori, dan jumlah.</text:p>
          </table:table-cell>
        </table:table-row>
      </table:table>
      <table:table table:name="ringkasan" table:style-name="ta2">
        <office:forms form:automatic-focus="false" form:apply-design-mode="false"/>
        <table:table-column table:style-name="co2" table:default-cell-style-name="ce9"/>
        <table:table-column table:style-name="co3" table:default-cell-style-name="ce16"/>
        <table:table-column table:style-name="co4" table:default-cell-style-name="ce20"/>
        <table:table-column table:style-name="co5" table:default-cell-style-name="Default"/>
        <table:table-row table:style-name="ro4">
          <table:table-cell table:style-name="ce6" office:value-type="string" calcext:value-type="string" table:number-columns-spanned="3" table:number-rows-spanned="2">
            <text:p>RINGKASAN DATA KEUANGAN PRIBADI</text:p>
          </table:table-cell>
          <table:covered-table-cell table:number-columns-repeated="2" table:style-name="ce7"/>
          <table:table-cell/>
        </table:table-row>
        <table:table-row table:style-name="ro4">
          <table:covered-table-cell table:number-columns-repeated="3" table:style-name="ce7"/>
          <table:table-cell/>
        </table:table-row>
        <table:table-row table:style-name="ro4">
          <table:table-cell table:style-name="ce7"/>
          <table:table-cell table:style-name="ce15" office:value-type="string" calcext:value-type="string">
            <text:p>Periode:</text:p>
          </table:table-cell>
          <table:table-cell table:style-name="ce22" table:formula="of:=TEXT(NOW(); &quot;MMMM YYYY&quot;)" office:value-type="string" office:string-value="November 2016" calcext:value-type="string">
            <text:p>November 2016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8" office:value-type="string" calcext:value-type="string">
            <text:p>SALDO:</text:p>
          </table:table-cell>
          <table:table-cell table:style-name="ce8" office:value-type="string" calcext:value-type="string">
            <text:p>Saldo Awal</text:p>
          </table:table-cell>
          <table:table-cell table:style-name="ce8" office:value-type="string" calcext:value-type="string">
            <text:p>Saldo Aktual</text:p>
          </table:table-cell>
          <table:table-cell/>
        </table:table-row>
        <table:table-row table:style-name="ro4">
          <table:table-cell office:value-type="string" calcext:value-type="string">
            <text:p>Rekening Bank:</text:p>
          </table:table-cell>
          <table:table-cell/>
          <table:table-cell table:formula="of:=[.B6]-[.D29]+[.B36]" office:value-type="currency" office:currency="IDR" office:value="0" calcext:value-type="currency">
            <text:p>Rp0.00</text:p>
          </table:table-cell>
          <table:table-cell/>
        </table:table-row>
        <table:table-row table:style-name="ro4">
          <table:table-cell office:value-type="string" calcext:value-type="string">
            <text:p>Uang Tunai:</text:p>
          </table:table-cell>
          <table:table-cell/>
          <table:table-cell table:formula="of:=[.B7]-[.C29]+[.D26]" office:value-type="currency" office:currency="IDR" office:value="0" calcext:value-type="currency">
            <text:p>Rp0.00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0" office:value-type="string" calcext:value-type="string" table:number-columns-spanned="1" table:number-rows-spanned="2">
            <text:p>PENGELUARAN:</text:p>
          </table:table-cell>
          <table:table-cell table:style-name="ce17" office:value-type="string" calcext:value-type="string" table:number-columns-spanned="1" table:number-rows-spanned="2">
            <text:p>Budget</text:p>
          </table:table-cell>
          <table:table-cell table:style-name="ce17" office:value-type="string" calcext:value-type="string" table:number-columns-spanned="2" table:number-rows-spanned="1">
            <text:p>Aktual</text:p>
          </table:table-cell>
          <table:covered-table-cell table:style-name="ce11"/>
        </table:table-row>
        <table:table-row table:style-name="ro4">
          <table:covered-table-cell table:style-name="ce11"/>
          <table:covered-table-cell table:style-name="ce18"/>
          <table:table-cell table:style-name="ce8" office:value-type="string" calcext:value-type="string">
            <text:p>Tunai</text:p>
          </table:table-cell>
          <table:table-cell table:style-name="ce8" office:value-type="string" calcext:value-type="string">
            <text:p>Rek. Bank</text:p>
          </table:table-cell>
        </table:table-row>
        <table:table-row table:style-name="ro4">
          <table:table-cell office:value-type="string" calcext:value-type="string">
            <text:p>Adm Bank</text:p>
          </table:table-cell>
          <table:table-cell/>
          <table:table-cell table:formula="of:=SUMIFS(kolom_pengeluaran; kolom_kategori; [.A11]; kolom_tipe; &quot;Tunai&quot;)" office:value-type="currency" office:currency="IDR" office:value="0" calcext:value-type="currency">
            <text:p>Rp0.00</text:p>
          </table:table-cell>
          <table:table-cell table:style-name="ce20" table:formula="of:=SUMIFS(kolom_pengeluaran; kolom_kategori; [.A11]; kolom_tipe; &quot;Rek. Bank&quot;)" office:value-type="currency" office:currency="IDR" office:value="0" calcext:value-type="currency">
            <text:p>Rp0.00</text:p>
          </table:table-cell>
        </table:table-row>
        <table:table-row table:style-name="ro4">
          <table:table-cell office:value-type="string" calcext:value-type="string">
            <text:p>Asuransi</text:p>
          </table:table-cell>
          <table:table-cell/>
          <table:table-cell table:formula="of:=SUMIFS(kolom_pengeluaran; kolom_kategori; [.A12]; kolom_tipe; &quot;Tunai&quot;)" office:value-type="currency" office:currency="IDR" office:value="0" calcext:value-type="currency">
            <text:p>Rp0.00</text:p>
          </table:table-cell>
          <table:table-cell table:style-name="ce20" table:formula="of:=SUMIFS(kolom_pengeluaran; kolom_kategori; [.A12]; kolom_tipe; &quot;Rek. Bank&quot;)" office:value-type="currency" office:currency="IDR" office:value="0" calcext:value-type="currency">
            <text:p>Rp0.00</text:p>
          </table:table-cell>
        </table:table-row>
        <table:table-row table:style-name="ro4">
          <table:table-cell office:value-type="string" calcext:value-type="string">
            <text:p>Hadiah</text:p>
          </table:table-cell>
          <table:table-cell/>
          <table:table-cell table:formula="of:=SUMIFS(kolom_pengeluaran; kolom_kategori; [.A13]; kolom_tipe; &quot;Tunai&quot;)" office:value-type="currency" office:currency="IDR" office:value="0" calcext:value-type="currency">
            <text:p>Rp0.00</text:p>
          </table:table-cell>
          <table:table-cell table:style-name="ce20" table:formula="of:=SUMIFS(kolom_pengeluaran; kolom_kategori; [.A13]; kolom_tipe; &quot;Rek. Bank&quot;)" office:value-type="currency" office:currency="IDR" office:value="0" calcext:value-type="currency">
            <text:p>Rp0.00</text:p>
          </table:table-cell>
        </table:table-row>
        <table:table-row table:style-name="ro4">
          <table:table-cell office:value-type="string" calcext:value-type="string">
            <text:p>Hutang</text:p>
          </table:table-cell>
          <table:table-cell/>
          <table:table-cell table:formula="of:=SUMIFS(kolom_pengeluaran; kolom_kategori; [.A14]; kolom_tipe; &quot;Tunai&quot;)" office:value-type="currency" office:currency="IDR" office:value="0" calcext:value-type="currency">
            <text:p>Rp0.00</text:p>
          </table:table-cell>
          <table:table-cell table:style-name="ce20" table:formula="of:=SUMIFS(kolom_pengeluaran; kolom_kategori; [.A14]; kolom_tipe; &quot;Rek. Bank&quot;)" office:value-type="currency" office:currency="IDR" office:value="0" calcext:value-type="currency">
            <text:p>Rp0.00</text:p>
          </table:table-cell>
        </table:table-row>
        <table:table-row table:style-name="ro4">
          <table:table-cell office:value-type="string" calcext:value-type="string">
            <text:p>Investasi</text:p>
          </table:table-cell>
          <table:table-cell/>
          <table:table-cell table:formula="of:=SUMIFS(kolom_pengeluaran; kolom_kategori; [.A15]; kolom_tipe; &quot;Tunai&quot;)" office:value-type="currency" office:currency="IDR" office:value="0" calcext:value-type="currency">
            <text:p>Rp0.00</text:p>
          </table:table-cell>
          <table:table-cell table:style-name="ce20" table:formula="of:=SUMIFS(kolom_pengeluaran; kolom_kategori; [.A15]; kolom_tipe; &quot;Rek. Bank&quot;)" office:value-type="currency" office:currency="IDR" office:value="0" calcext:value-type="currency">
            <text:p>Rp0.00</text:p>
          </table:table-cell>
        </table:table-row>
        <table:table-row table:style-name="ro4">
          <table:table-cell office:value-type="string" calcext:value-type="string">
            <text:p>Kebutuhan Anak</text:p>
          </table:table-cell>
          <table:table-cell/>
          <table:table-cell table:formula="of:=SUMIFS(kolom_pengeluaran; kolom_kategori; [.A16]; kolom_tipe; &quot;Tunai&quot;)" office:value-type="currency" office:currency="IDR" office:value="0" calcext:value-type="currency">
            <text:p>Rp0.00</text:p>
          </table:table-cell>
          <table:table-cell table:style-name="ce20" table:formula="of:=SUMIFS(kolom_pengeluaran; kolom_kategori; [.A16]; kolom_tipe; &quot;Rek. Bank&quot;)" office:value-type="currency" office:currency="IDR" office:value="0" calcext:value-type="currency">
            <text:p>Rp0.00</text:p>
          </table:table-cell>
        </table:table-row>
        <table:table-row table:style-name="ro4">
          <table:table-cell office:value-type="string" calcext:value-type="string">
            <text:p>Kebutuhan Pribadi</text:p>
          </table:table-cell>
          <table:table-cell/>
          <table:table-cell table:formula="of:=SUMIFS(kolom_pengeluaran; kolom_kategori; [.A17]; kolom_tipe; &quot;Tunai&quot;)" office:value-type="currency" office:currency="IDR" office:value="0" calcext:value-type="currency">
            <text:p>Rp0.00</text:p>
          </table:table-cell>
          <table:table-cell table:style-name="ce20" table:formula="of:=SUMIFS(kolom_pengeluaran; kolom_kategori; [.A17]; kolom_tipe; &quot;Rek. Bank&quot;)" office:value-type="currency" office:currency="IDR" office:value="0" calcext:value-type="currency">
            <text:p>Rp0.00</text:p>
          </table:table-cell>
        </table:table-row>
        <table:table-row table:style-name="ro4">
          <table:table-cell office:value-type="string" calcext:value-type="string">
            <text:p>Kesehatan</text:p>
          </table:table-cell>
          <table:table-cell/>
          <table:table-cell table:formula="of:=SUMIFS(kolom_pengeluaran; kolom_kategori; [.A18]; kolom_tipe; &quot;Tunai&quot;)" office:value-type="currency" office:currency="IDR" office:value="0" calcext:value-type="currency">
            <text:p>Rp0.00</text:p>
          </table:table-cell>
          <table:table-cell table:style-name="ce20" table:formula="of:=SUMIFS(kolom_pengeluaran; kolom_kategori; [.A18]; kolom_tipe; &quot;Rek. Bank&quot;)" office:value-type="currency" office:currency="IDR" office:value="0" calcext:value-type="currency">
            <text:p>Rp0.00</text:p>
          </table:table-cell>
        </table:table-row>
        <table:table-row table:style-name="ro4">
          <table:table-cell office:value-type="string" calcext:value-type="string">
            <text:p>Lain-lain</text:p>
          </table:table-cell>
          <table:table-cell/>
          <table:table-cell table:formula="of:=SUMIFS(kolom_pengeluaran; kolom_kategori; [.A19]; kolom_tipe; &quot;Tunai&quot;)" office:value-type="currency" office:currency="IDR" office:value="0" calcext:value-type="currency">
            <text:p>Rp0.00</text:p>
          </table:table-cell>
          <table:table-cell table:style-name="ce20" table:formula="of:=SUMIFS(kolom_pengeluaran; kolom_kategori; [.A19]; kolom_tipe; &quot;Rek. Bank&quot;)" office:value-type="currency" office:currency="IDR" office:value="0" calcext:value-type="currency">
            <text:p>Rp0.00</text:p>
          </table:table-cell>
        </table:table-row>
        <table:table-row table:style-name="ro4">
          <table:table-cell office:value-type="string" calcext:value-type="string">
            <text:p>Liburan</text:p>
          </table:table-cell>
          <table:table-cell/>
          <table:table-cell table:formula="of:=SUMIFS(kolom_pengeluaran; kolom_kategori; [.A20]; kolom_tipe; &quot;Tunai&quot;)" office:value-type="currency" office:currency="IDR" office:value="0" calcext:value-type="currency">
            <text:p>Rp0.00</text:p>
          </table:table-cell>
          <table:table-cell table:style-name="ce20" table:formula="of:=SUMIFS(kolom_pengeluaran; kolom_kategori; [.A20]; kolom_tipe; &quot;Rek. Bank&quot;)" office:value-type="currency" office:currency="IDR" office:value="0" calcext:value-type="currency">
            <text:p>Rp0.00</text:p>
          </table:table-cell>
        </table:table-row>
        <table:table-row table:style-name="ro4">
          <table:table-cell office:value-type="string" calcext:value-type="string">
            <text:p>Pangan</text:p>
          </table:table-cell>
          <table:table-cell/>
          <table:table-cell table:formula="of:=SUMIFS(kolom_pengeluaran; kolom_kategori; [.A21]; kolom_tipe; &quot;Tunai&quot;)" office:value-type="currency" office:currency="IDR" office:value="0" calcext:value-type="currency">
            <text:p>Rp0.00</text:p>
          </table:table-cell>
          <table:table-cell table:style-name="ce20" table:formula="of:=SUMIFS(kolom_pengeluaran; kolom_kategori; [.A21]; kolom_tipe; &quot;Rek. Bank&quot;)" office:value-type="currency" office:currency="IDR" office:value="0" calcext:value-type="currency">
            <text:p>Rp0.00</text:p>
          </table:table-cell>
        </table:table-row>
        <table:table-row table:style-name="ro4">
          <table:table-cell office:value-type="string" calcext:value-type="string">
            <text:p>Papan</text:p>
          </table:table-cell>
          <table:table-cell/>
          <table:table-cell table:formula="of:=SUMIFS(kolom_pengeluaran; kolom_kategori; [.A22]; kolom_tipe; &quot;Tunai&quot;)" office:value-type="currency" office:currency="IDR" office:value="0" calcext:value-type="currency">
            <text:p>Rp0.00</text:p>
          </table:table-cell>
          <table:table-cell table:style-name="ce20" table:formula="of:=SUMIFS(kolom_pengeluaran; kolom_kategori; [.A22]; kolom_tipe; &quot;Rek. Bank&quot;)" office:value-type="currency" office:currency="IDR" office:value="0" calcext:value-type="currency">
            <text:p>Rp0.00</text:p>
          </table:table-cell>
        </table:table-row>
        <table:table-row table:style-name="ro4">
          <table:table-cell office:value-type="string" calcext:value-type="string">
            <text:p>Pendidikan</text:p>
          </table:table-cell>
          <table:table-cell/>
          <table:table-cell table:formula="of:=SUMIFS(kolom_pengeluaran; kolom_kategori; [.A23]; kolom_tipe; &quot;Tunai&quot;)" office:value-type="currency" office:currency="IDR" office:value="0" calcext:value-type="currency">
            <text:p>Rp0.00</text:p>
          </table:table-cell>
          <table:table-cell table:style-name="ce20" table:formula="of:=SUMIFS(kolom_pengeluaran; kolom_kategori; [.A23]; kolom_tipe; &quot;Rek. Bank&quot;)" office:value-type="currency" office:currency="IDR" office:value="0" calcext:value-type="currency">
            <text:p>Rp0.00</text:p>
          </table:table-cell>
        </table:table-row>
        <table:table-row table:style-name="ro4">
          <table:table-cell office:value-type="string" calcext:value-type="string">
            <text:p>Sandang</text:p>
          </table:table-cell>
          <table:table-cell/>
          <table:table-cell table:formula="of:=SUMIFS(kolom_pengeluaran; kolom_kategori; [.A24]; kolom_tipe; &quot;Tunai&quot;)" office:value-type="currency" office:currency="IDR" office:value="0" calcext:value-type="currency">
            <text:p>Rp0.00</text:p>
          </table:table-cell>
          <table:table-cell table:style-name="ce20" table:formula="of:=SUMIFS(kolom_pengeluaran; kolom_kategori; [.A24]; kolom_tipe; &quot;Rek. Bank&quot;)" office:value-type="currency" office:currency="IDR" office:value="0" calcext:value-type="currency">
            <text:p>Rp0.00</text:p>
          </table:table-cell>
        </table:table-row>
        <table:table-row table:style-name="ro4">
          <table:table-cell office:value-type="string" calcext:value-type="string">
            <text:p>Sedekah</text:p>
          </table:table-cell>
          <table:table-cell/>
          <table:table-cell table:formula="of:=SUMIFS(kolom_pengeluaran; kolom_kategori; [.A25]; kolom_tipe; &quot;Tunai&quot;)" office:value-type="currency" office:currency="IDR" office:value="0" calcext:value-type="currency">
            <text:p>Rp0.00</text:p>
          </table:table-cell>
          <table:table-cell table:style-name="ce20" table:formula="of:=SUMIFS(kolom_pengeluaran; kolom_kategori; [.A25]; kolom_tipe; &quot;Rek. Bank&quot;)" office:value-type="currency" office:currency="IDR" office:value="0" calcext:value-type="currency">
            <text:p>Rp0.00</text:p>
          </table:table-cell>
        </table:table-row>
        <table:table-row table:style-name="ro4">
          <table:table-cell office:value-type="string" calcext:value-type="string">
            <text:p>Tarik Tunai</text:p>
          </table:table-cell>
          <table:table-cell/>
          <table:table-cell table:formula="of:=SUMIFS(kolom_pengeluaran; kolom_kategori; [.A26]; kolom_tipe; &quot;Tunai&quot;)" office:value-type="currency" office:currency="IDR" office:value="0" calcext:value-type="currency">
            <text:p>Rp0.00</text:p>
          </table:table-cell>
          <table:table-cell table:style-name="ce20" table:formula="of:=SUMIFS(kolom_pengeluaran; kolom_kategori; [.A26]; kolom_tipe; &quot;Rek. Bank&quot;)" office:value-type="currency" office:currency="IDR" office:value="0" calcext:value-type="currency">
            <text:p>Rp0.00</text:p>
          </table:table-cell>
        </table:table-row>
        <table:table-row table:style-name="ro4">
          <table:table-cell office:value-type="string" calcext:value-type="string">
            <text:p>Transfer ATM</text:p>
          </table:table-cell>
          <table:table-cell/>
          <table:table-cell table:formula="of:=SUMIFS(kolom_pengeluaran; kolom_kategori; [.A27]; kolom_tipe; &quot;Tunai&quot;)" office:value-type="currency" office:currency="IDR" office:value="0" calcext:value-type="currency">
            <text:p>Rp0.00</text:p>
          </table:table-cell>
          <table:table-cell table:style-name="ce20" table:formula="of:=SUMIFS(kolom_pengeluaran; kolom_kategori; [.A27]; kolom_tipe; &quot;Rek. Bank&quot;)" office:value-type="currency" office:currency="IDR" office:value="0" calcext:value-type="currency">
            <text:p>Rp0.00</text:p>
          </table:table-cell>
        </table:table-row>
        <table:table-row table:style-name="ro4">
          <table:table-cell office:value-type="string" calcext:value-type="string">
            <text:p>Transportasi</text:p>
          </table:table-cell>
          <table:table-cell/>
          <table:table-cell table:formula="of:=SUMIFS(kolom_pengeluaran; kolom_kategori; [.A28]; kolom_tipe; &quot;Tunai&quot;)" office:value-type="currency" office:currency="IDR" office:value="0" calcext:value-type="currency">
            <text:p>Rp0.00</text:p>
          </table:table-cell>
          <table:table-cell table:style-name="ce20" table:formula="of:=SUMIFS(kolom_pengeluaran; kolom_kategori; [.A28]; kolom_tipe; &quot;Rek. Bank&quot;)" office:value-type="currency" office:currency="IDR" office:value="0" calcext:value-type="currency">
            <text:p>Rp0.00</text:p>
          </table:table-cell>
        </table:table-row>
        <table:table-row table:style-name="ro4">
          <table:table-cell table:style-name="ce12" office:value-type="string" calcext:value-type="string">
            <text:p>Total:</text:p>
          </table:table-cell>
          <table:table-cell table:style-name="ce19" table:formula="of:=SUM([.B11:.B28])" office:value-type="currency" office:currency="IDR" office:value="0" calcext:value-type="currency">
            <text:p>Rp0.00</text:p>
          </table:table-cell>
          <table:table-cell table:style-name="ce19" table:formula="of:=SUM([.C11:.C28])" office:value-type="currency" office:currency="IDR" office:value="0" calcext:value-type="currency">
            <text:p>Rp0.00</text:p>
          </table:table-cell>
          <table:table-cell table:style-name="ce19" table:formula="of:=SUM([.D11:.D28])-[.D26]" office:value-type="currency" office:currency="IDR" office:value="0" calcext:value-type="currency">
            <text:p>Rp0.00</text:p>
          </table:table-cell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8" office:value-type="string" calcext:value-type="string">
            <text:p>PEMASUKAN:</text:p>
          </table:table-cell>
          <table:table-cell table:style-name="ce8" office:value-type="string" calcext:value-type="string">
            <text:p>Jumlah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Gaji Tunai</text:p>
          </table:table-cell>
          <table:table-cell table:style-name="ce20" table:formula="of:=SUMIF(pemasukan_kategori;[.A32];pemasukan_jumlah)" office:value-type="currency" office:currency="IDR" office:value="0" calcext:value-type="currency">
            <text:p>Rp0.00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Gaji Transfer Bank</text:p>
          </table:table-cell>
          <table:table-cell table:style-name="ce20" table:formula="of:=SUMIF(pemasukan_kategori;[.A33];pemasukan_jumlah)" office:value-type="currency" office:currency="IDR" office:value="0" calcext:value-type="currency">
            <text:p>Rp0.00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Lain-lain Transfer Bank</text:p>
          </table:table-cell>
          <table:table-cell table:style-name="ce20" table:formula="of:=SUMIF(pemasukan_kategori;[.A34];pemasukan_jumlah)" office:value-type="currency" office:currency="IDR" office:value="0" calcext:value-type="currency">
            <text:p>Rp0.00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Lain-lain Tunai</text:p>
          </table:table-cell>
          <table:table-cell table:style-name="ce20" table:formula="of:=SUMIF(pemasukan_kategori;[.A35];pemasukan_jumlah)" office:value-type="currency" office:currency="IDR" office:value="0" calcext:value-type="currency">
            <text:p>Rp0.00</text:p>
          </table:table-cell>
          <table:table-cell table:style-name="Default"/>
          <table:table-cell/>
        </table:table-row>
        <table:table-row table:style-name="ro4">
          <table:table-cell table:style-name="ce13" office:value-type="string" calcext:value-type="string">
            <text:p>Total:</text:p>
          </table:table-cell>
          <table:table-cell table:style-name="ce19" table:formula="of:=SUM([.B32:.B35])" office:value-type="currency" office:currency="IDR" office:value="0" calcext:value-type="currency">
            <text:p>Rp0.00</text:p>
          </table:table-cell>
          <table:table-cell table:style-name="Default"/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4" office:value-type="string" calcext:value-type="string">
            <text:p>PEMASUKAN-PENGELUARAN:</text:p>
          </table:table-cell>
          <table:table-cell table:style-name="ce21" table:formula="of:=[.B36]-([.C29]+[.D29])" office:value-type="currency" office:currency="IDR" office:value="0" calcext:value-type="currency">
            <text:p>Rp0.00</text:p>
          </table:table-cell>
          <table:table-cell table:style-name="Default"/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4">
          <table:table-cell table:style-name="Default" table:number-columns-repeated="2"/>
          <table:table-cell table:style-name="ce23"/>
          <table:table-cell/>
        </table:table-row>
      </table:table>
      <table:table table:name="pengeluaran" table:style-name="ta3">
        <office:forms form:automatic-focus="false" form:apply-design-mode="false"/>
        <table:table-column table:style-name="co6" table:default-cell-style-name="ce25"/>
        <table:table-column table:style-name="co7" table:default-cell-style-name="ce27"/>
        <table:table-column table:style-name="co8" table:default-cell-style-name="ce30"/>
        <table:table-column table:style-name="co9" table:default-cell-style-name="ce30"/>
        <table:table-column table:style-name="co10" table:default-cell-style-name="ce28"/>
        <table:table-column table:style-name="co11" table:number-columns-repeated="2" table:default-cell-style-name="Default"/>
        <table:table-row table:style-name="ro4">
          <table:table-cell table:style-name="ce24" table:content-validation-name="val1" office:value-type="string" calcext:value-type="string">
            <text:p>Tanggal</text:p>
          </table:table-cell>
          <table:table-cell table:style-name="ce26" table:content-validation-name="val2" office:value-type="string" calcext:value-type="string">
            <text:p>Kategori</text:p>
          </table:table-cell>
          <table:table-cell table:style-name="ce29" table:content-validation-name="val3" office:value-type="string" calcext:value-type="string">
            <text:p>Jumlah</text:p>
          </table:table-cell>
          <table:table-cell table:style-name="ce29" table:content-validation-name="val4" office:value-type="string" calcext:value-type="string">
            <text:p>Tipe</text:p>
          </table:table-cell>
          <table:table-cell table:style-name="ce26" office:value-type="string" calcext:value-type="string">
            <text:p>Detail</text:p>
          </table:table-cell>
          <table:table-cell table:number-columns-repeated="2"/>
        </table:table-row>
        <table:table-row table:style-name="ro4" table:number-rows-repeated="6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4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style-name="ce32"/>
        </table:table-row>
        <table:table-row table:style-name="ro4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4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/>
          <table:table-cell table:style-name="ce32"/>
          <table:table-cell/>
        </table:table-row>
        <table:table-row table:style-name="ro4" table:number-rows-repeated="1048564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4">
          <table:table-cell table:content-validation-name="val1"/>
          <table:table-cell table:style-name="ce28" table:content-validation-name="val2"/>
          <table:table-cell table:style-name="ce31" table:content-validation-name="val3"/>
          <table:table-cell table:style-name="ce31" table:content-validation-name="val4"/>
          <table:table-cell table:number-columns-repeated="3"/>
        </table:table-row>
        <table:table-row table:style-name="ro4">
          <table:table-cell table:content-validation-name="val1"/>
          <table:table-cell table:style-name="ce28" table:content-validation-name="val2"/>
          <table:table-cell table:style-name="ce31" table:content-validation-name="val3"/>
          <table:table-cell table:style-name="ce31" table:content-validation-name="val4"/>
          <table:table-cell table:number-columns-repeated="3"/>
        </table:table-row>
      </table:table>
      <table:table table:name="pemasukan" table:style-name="ta4">
        <office:forms form:automatic-focus="false" form:apply-design-mode="false"/>
        <table:table-column table:style-name="co6" table:default-cell-style-name="ce25"/>
        <table:table-column table:style-name="co7" table:default-cell-style-name="ce27"/>
        <table:table-column table:style-name="co8" table:default-cell-style-name="ce30"/>
        <table:table-column table:style-name="co10" table:default-cell-style-name="ce28"/>
        <table:table-row table:style-name="ro4">
          <table:table-cell table:style-name="ce33" table:content-validation-name="val5" office:value-type="string" calcext:value-type="string">
            <text:p>Tanggal</text:p>
          </table:table-cell>
          <table:table-cell table:style-name="ce34" table:content-validation-name="val6" office:value-type="string" calcext:value-type="string">
            <text:p>Kategori</text:p>
          </table:table-cell>
          <table:table-cell table:style-name="ce35" table:content-validation-name="val3" office:value-type="string" calcext:value-type="string">
            <text:p>Jumlah</text:p>
          </table:table-cell>
          <table:table-cell table:style-name="ce34" office:value-type="string" calcext:value-type="string">
            <text:p>Detail</text:p>
          </table:table-cell>
        </table:table-row>
        <table:table-row table:style-name="ro4" table:number-rows-repeated="1048574">
          <table:table-cell table:content-validation-name="val5"/>
          <table:table-cell table:content-validation-name="val6"/>
          <table:table-cell table:content-validation-name="val3"/>
          <table:table-cell/>
        </table:table-row>
        <table:table-row table:style-name="ro4">
          <table:table-cell table:content-validation-name="val5"/>
          <table:table-cell table:style-name="ce28" table:content-validation-name="val6"/>
          <table:table-cell table:style-name="ce31" table:content-validation-name="val3"/>
          <table:table-cell/>
        </table:table-row>
      </table:table>
      <table:table table:name="master_data" table:style-name="ta1">
        <table:table-column table:style-name="co12" table:default-cell-style-name="Default"/>
        <table:table-column table:style-name="co13" table:default-cell-style-name="ce37"/>
        <table:table-column table:style-name="co14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row table:style-name="ro4">
          <table:table-cell office:value-type="string" calcext:value-type="string">
            <text:p>ABAIKAN ISI SHEET INI</text:p>
          </table:table-cell>
          <table:table-cell table:style-name="ce36" office:value-type="string" calcext:value-type="string">
            <text:p>Kategori Pengeluaran</text:p>
          </table:table-cell>
          <table:table-cell table:style-name="ce36" office:value-type="string" calcext:value-type="string">
            <text:p>Kategori Pendapatan</text:p>
          </table:table-cell>
          <table:table-cell table:style-name="ce36" office:value-type="string" calcext:value-type="string">
            <text:p>Tip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Asuransi</text:p>
          </table:table-cell>
          <table:table-cell table:style-name="ce37" office:value-type="string" calcext:value-type="string">
            <text:p>Gaji Tunai</text:p>
          </table:table-cell>
          <table:table-cell table:style-name="ce37" office:value-type="string" calcext:value-type="string">
            <text:p>Rek. Bank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Adm Bank</text:p>
          </table:table-cell>
          <table:table-cell table:style-name="ce37" office:value-type="string" calcext:value-type="string">
            <text:p>Gaji Transfer Bank</text:p>
          </table:table-cell>
          <table:table-cell table:style-name="ce37" office:value-type="string" calcext:value-type="string">
            <text:p>Tunai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Hadiah</text:p>
          </table:table-cell>
          <table:table-cell table:style-name="ce37" office:value-type="string" calcext:value-type="string">
            <text:p>Lain-lain Transfer Bank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Hutang</text:p>
          </table:table-cell>
          <table:table-cell table:style-name="ce37" office:value-type="string" calcext:value-type="string">
            <text:p>Lain-lain Tuna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nvestasi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Kebutuhan Anak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Kebutuhan Pribadi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Kesehatan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Lain-lain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Liburan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Pangan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Papan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Pendidikan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Sanda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Sedekah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Tarik Tunai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Transfer ATM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Transportasi</text:p>
          </table:table-cell>
          <table:table-cell table:number-columns-repeated="3"/>
          <table:table-cell table:style-name="ce32"/>
        </table:table-row>
      </table:table>
      <table:named-expressions/>
      <table:database-ranges>
        <table:database-range table:name="kolom_kategori" table:target-range-address="pengeluaran.B2:pengeluaran.B1048576" table:on-update-keep-styles="true" table:on-update-keep-size="false" table:orientation="column"/>
        <table:database-range table:name="kolom_pengeluaran" table:target-range-address="pengeluaran.C2:pengeluaran.C1048576" table:on-update-keep-styles="true" table:on-update-keep-size="false" table:orientation="column"/>
        <table:database-range table:name="kolom_tipe" table:target-range-address="pengeluaran.D2:pengeluaran.D1048576" table:on-update-keep-styles="true" table:on-update-keep-size="false" table:orientation="column"/>
        <table:database-range table:name="pemasukan_jumlah" table:target-range-address="pemasukan.C2:pemasukan.C1048576" table:on-update-keep-styles="true" table:on-update-keep-size="false" table:orientation="column"/>
        <table:database-range table:name="pemasukan_kategori" table:target-range-address="pemasukan.B2:pemasukan.B1048576" table:on-update-keep-styles="true" table:on-update-keep-size="false" table:orientation="column"/>
        <table:database-range table:name="__Anonymous_Sheet_DB__4" table:target-range-address="master_data.B1:master_data.D19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d" number:country="ID">Rp</number:currency-symbol>
      <number:number number:decimal-places="2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id" number:country="ID">Rp</number:currency-symbol>
      <number:number number:decimal-places="3" number:min-integer-digits="0" number:decimal-replacement=""/>
    </number:currency-style>
    <number:currency-style style:name="N125">
      <style:text-properties fo:color="#ff0000"/>
      <number:text>-</number:text>
      <number:currency-symbol number:language="id" number:country="ID">Rp</number:currency-symbol>
      <number:number number:decimal-places="3" number:min-integer-digits="0" number:decimal-replacement=""/>
      <style:map style:condition="value()&gt;=0" style:apply-style-name="N125P0"/>
    </number:currency-style>
    <number:currency-style style:name="N127P0" style:volatile="true">
      <number:currency-symbol number:language="id" number:country="ID">Rp</number:currency-symbol>
      <number:number number:decimal-places="0" number:min-integer-digits="1" number:grouping="true"/>
    </number:currency-style>
    <number:currency-style style:name="N127">
      <number:text>-</number:text>
      <number:currency-symbol number:language="id" number:country="ID">Rp</number:currency-symbol>
      <number:number number:decimal-places="0" number:min-integer-digits="1" number:grouping="true"/>
      <style:map style:condition="value()&gt;=0" style:apply-style-name="N127P0"/>
    </number:currency-style>
    <number:currency-style style:name="N128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28">
      <number:text>-</number:text>
      <number:currency-symbol number:language="id" number:country="ID">Rp</number:currency-symbol>
      <number:number number:decimal-places="2" number:min-integer-digits="1" number:grouping="true"/>
      <style:map style:condition="value()&gt;=0" style:apply-style-name="N128P0"/>
    </number:currency-style>
    <number:date-style style:name="N129">
      <number:year number:style="long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</number:number-style>
    <number:number-style style:name="N136">
      <number:text>-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</number:number-style>
    <number:number-style style:name="N138">
      <number:text>-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</number:number-style>
    <number:number-style style:name="N139">
      <style:text-properties fo:color="#ff0000"/>
      <number:text>-</number:text>
      <number:number number:decimal-places="2" number:min-integer-digits="1" number:grouping="true"/>
      <style:map style:condition="value()&gt;=0" style:apply-style-name="N139P0"/>
    </number:number-style>
    <number:number-style style:name="N14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3P2" style:volatile="true">
      <loext:fill-character> </loext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55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5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integer-digits="3" number:min-exponent-digits="1"/>
    </number:number-style>
    <number:number-style style:name="N161P0" style:volatile="true">
      <number:number number:decimal-places="0" number:min-integer-digits="1" number:grouping="true"/>
      <number:text> €</number:text>
    </number:number-style>
    <number:number-style style:name="N161">
      <number:text>-</number:text>
      <number:number number:decimal-places="0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0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2P0"/>
    </number:number-style>
    <number:number-style style:name="N164P0" style:volatile="true">
      <number:number number:decimal-places="2" number:min-integer-digits="1" number:grouping="true"/>
      <number:text> €</number:text>
    </number:number-style>
    <number:number-style style:name="N164">
      <number:text>-</number:text>
      <number:number number:decimal-places="2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2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5P0"/>
    </number:number-style>
    <number:number-style style:name="N16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69P1" style:volatile="tru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69P2" style:volatile="true">
      <loext:fill-character> </loext:fill-character>
      <number:text>-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73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73P2" style:volatile="true">
      <loext:fill-character> </loext:fill-character>
      <number:text>-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77P1" style:volatile="tru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7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81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8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style:name="N182">
      <number:day number:style="long"/>
      <number:text>-</number:text>
      <number:month number:style="long"/>
      <number:text>-</number:text>
      <number:year number:style="long"/>
    </number:date-style>
    <number:number-style style:name="N184P0" style:volatile="true">
      <number:number number:decimal-places="2" number:min-integer-digits="1" number:grouping="true"/>
      <number:text> </number:text>
    </number:number-style>
    <number:number-style style:name="N184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6P0" style:volatile="true">
      <number:number number:decimal-places="0" number:min-integer-digits="1" number:grouping="true"/>
      <number:text> </number:text>
    </number:number-style>
    <number:number-style style:name="N186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number number:decimal-places="2" number:min-integer-digits="1" number:grouping="true"/>
    </number:number-style>
    <number:number-style style:name="N187">
      <style:text-properties fo:color="#ff0000"/>
      <number:number number:decimal-places="2" number:min-integer-digits="1" number:grouping="true"/>
      <style:map style:condition="value()&gt;=0" style:apply-style-name="N187P0"/>
    </number:number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 number:language="en" number:country="GB"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 number:language="en" number:country="GB"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text>$</number:text>
      <number:number number:decimal-places="2" number:min-integer-digits="1" number:grouping="true"/>
    </number:number-style>
    <number:number-style style:name="N197">
      <style:text-properties fo:color="#ff0000"/>
      <number:text>$</number:text>
      <number:number number:decimal-places="2" number:min-integer-digits="1" number:grouping="true"/>
      <style:map style:condition="value()&gt;=0" style:apply-style-name="N197P0"/>
    </number:number-style>
    <number:number-style style:name="N199P0" style:volatile="true">
      <number:text/>
    </number:number-style>
    <number:number-style style:name="N199P1" style:volatile="true">
      <number:text/>
    </number:number-style>
    <number:number-style style:name="N199P2" style:volatile="true">
      <number:text/>
    </number:number-style>
    <number:text-style style:name="N199">
      <number:tex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2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1" number:language="en" number:country="GB">
      <number:day number:style="long"/>
      <number:text>-</number:text>
      <number:month number:textual="true"/>
    </number:date-style>
    <number:date-style style:name="N20112" number:language="en" number:country="GB">
      <number:month number:textual="true"/>
      <number:text>-</number:text>
      <number:year/>
    </number:date-style>
    <number:time-style style:name="N20113" number:language="en" number:country="GB">
      <number:hours/>
      <number:text>:</number:text>
      <number:minutes number:style="long"/>
      <number:text> </number:text>
      <number:am-pm/>
    </number:time-style>
    <number:time-style style:name="N2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30103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 style:data-style-name="N2" text:time-value="08:29:22.368277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20:47:20.204015278</meta:creation-date>
    <dc:date>2016-11-21T08:49:11.312792118</dc:date>
    <meta:editing-duration>PT3H54M23S</meta:editing-duration>
    <meta:editing-cycles>64</meta:editing-cycles>
    <meta:generator>LibreOffice/4.4.3.2$Linux_x86 LibreOffice_project/40m0$Build-2</meta:generator>
    <meta:document-statistic meta:table-count="5" meta:cell-count="140" meta:object-count="0"/>
  </office:meta>
</office:document-meta>
</file>